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2000002EAF061916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77cm" fo:min-width="6.40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77cm" fo:min-width="5.29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977cm" fo:min-width="9.07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77cm" fo:min-width="5.49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3.8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977cm" fo:min-width="9.17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977cm" fo:min-width="0.53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977cm" fo:min-width="3.52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977cm" fo:min-width="0.271cm" fo:padding-top="0cm" fo:padding-bottom="0cm" fo:padding-left="0cm" fo:padding-right="0cm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9cm" fo:min-width="0.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977cm" fo:min-width="0.486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/>
    </style:style>
    <style:style style:name="T1" style:family="text">
      <style:text-properties fo:color="#000000" fo:font-family="Helvetica" fo:font-size="21pt" style:font-size-asian="21pt" style:font-family-complex="Helvetica" style:font-size-complex="2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40.639cm" svg:height="31.328cm" svg:x="-4.781cm" svg:y="-0.23cm" svg:viewBox="0 0 40640 31329" draw:points="0,0 40640,0 40640,31329 0,31329">
          <text:p/>
        </draw:polygon>
        <draw:frame draw:style-name="gr2" draw:layer="layout" svg:width="20.39cm" svg:height="26.317cm" svg:x="0cm" svg:y="0.076cm">
          <draw:image xlink:href="Pictures/1000000000000242000002EAF0619163.png" xlink:type="simple" xlink:show="embed" xlink:actuate="onLoad">
            <text:p/>
          </draw:image>
        </draw:frame>
        <draw:frame draw:style-name="gr3" draw:text-style-name="P1" draw:layer="layout" svg:width="6.405cm" svg:height="0.977cm" svg:x="12.01cm" svg:y="0.946cm">
          <draw:text-box>
            <text:p text:style-name="P1"><text:span text:style-name="T1">MooseElement</text:span></text:p>
          </draw:text-box>
        </draw:frame>
        <draw:frame draw:style-name="gr4" draw:text-style-name="P1" draw:layer="layout" svg:width="5.292cm" svg:height="0.977cm" svg:x="15cm" svg:y="6.026cm">
          <draw:text-box>
            <text:p text:style-name="P1"><text:span text:style-name="T1">MooseEntity</text:span></text:p>
          </draw:text-box>
        </draw:frame>
        <draw:frame draw:style-name="gr5" draw:text-style-name="P1" draw:layer="layout" svg:width="9.073cm" svg:height="0.977cm" svg:x="12.346cm" svg:y="9.658cm">
          <draw:text-box>
            <text:p text:style-name="P1"><text:span text:style-name="T1">MooseAbstractGroup</text:span></text:p>
          </draw:text-box>
        </draw:frame>
        <draw:frame draw:style-name="gr6" draw:text-style-name="P1" draw:layer="layout" svg:width="5.496cm" svg:height="0.977cm" svg:x="15.959cm" svg:y="15.763cm">
          <draw:text-box>
            <text:p text:style-name="P1"><text:span text:style-name="T1">MooseModel</text:span></text:p>
          </draw:text-box>
        </draw:frame>
        <draw:frame draw:style-name="gr7" draw:layer="layout" svg:width="4.286cm" svg:height="0.776cm" svg:x="0.081cm" svg:y="15.798cm">
          <draw:text-box>
            <text:p text:style-name="P1"><text:span text:style-name="T1">MooseGroup</text:span></text:p>
          </draw:text-box>
        </draw:frame>
        <draw:frame draw:style-name="gr8" draw:text-style-name="P1" draw:layer="layout" svg:width="9.171cm" svg:height="0.977cm" svg:x="3.708cm" svg:y="24.512cm">
          <draw:text-box>
            <text:p text:style-name="P1"><text:span text:style-name="T1">MoosePropertyGroup</text:span></text:p>
          </draw:text-box>
        </draw:frame>
        <draw:frame draw:style-name="gr9" draw:text-style-name="P1" draw:layer="layout" svg:width="0.535cm" svg:height="0.977cm" svg:x="4.9cm" svg:y="21.972cm">
          <draw:text-box>
            <text:p text:style-name="P1"><text:span text:style-name="T1">e</text:span></text:p>
          </draw:text-box>
        </draw:frame>
        <draw:frame draw:style-name="gr10" draw:text-style-name="P1" draw:layer="layout" svg:width="3.526cm" svg:height="0.977cm" svg:x="4.52cm" svg:y="0.135cm">
          <draw:text-box>
            <text:p text:style-name="P1"><text:span text:style-name="T1">PrintOn:</text:span></text:p>
          </draw:text-box>
        </draw:frame>
        <draw:frame draw:style-name="gr11" draw:text-style-name="P1" draw:layer="layout" svg:width="0.271cm" svg:height="0.977cm" svg:x="10.741cm" svg:y="19.714cm">
          <draw:text-box>
            <text:p text:style-name="P1"><text:span text:style-name="T1">f</text:span></text:p>
          </draw:text-box>
        </draw:frame>
        <draw:line draw:style-name="gr12" draw:text-style-name="P2" draw:layer="layout" svg:x1="7.5cm" svg:y1="0.6cm" svg:x2="9.5cm" svg:y2="0.6cm">
          <text:p/>
        </draw:line>
        <draw:frame draw:style-name="gr9" draw:text-style-name="P1" draw:layer="layout" svg:width="0.535cm" svg:height="0.977cm" svg:x="10cm" svg:y="0.58cm">
          <draw:text-box>
            <text:p text:style-name="P1"><text:span text:style-name="T1">a</text:span></text:p>
          </draw:text-box>
        </draw:frame>
        <draw:frame draw:style-name="gr9" draw:text-style-name="P1" draw:layer="layout" svg:width="0.535cm" svg:height="0.977cm" svg:x="8.9cm" svg:y="1.9cm">
          <draw:text-box>
            <text:p text:style-name="P1"><text:span text:style-name="T1">b</text:span></text:p>
          </draw:text-box>
        </draw:frame>
        <draw:frame draw:style-name="gr13" draw:text-style-name="P1" draw:layer="layout" svg:width="0.413cm" svg:height="0.9cm" svg:x="8.7cm" svg:y="7.1cm">
          <draw:text-box>
            <text:p text:style-name="P1"><text:span text:style-name="T1">d</text:span></text:p>
          </draw:text-box>
        </draw:frame>
        <draw:frame draw:style-name="gr14" draw:text-style-name="P1" draw:layer="layout" svg:width="0.486cm" svg:height="0.977cm" svg:x="9.087cm" svg:y="9.28cm">
          <draw:text-box>
            <text:p text:style-name="P1"><text:span text:style-name="T1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307cm" fo:page-height="26.3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1-03-22T12:53:39</dc:date>
    <meta:generator>OpenOffice.org/3.2$Unix OpenOffice.org_project/320m18$Build-9502</meta:generator>
    <meta:editing-duration>PT00H52M51S</meta:editing-duration>
    <meta:editing-cycles>5</meta:editing-cycles>
    <meta:document-statistic meta:object-count="16"/>
  </office:meta>
</office:document-meta>
</file>